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1c020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45a71" officeooo:paragraph-rsid="00845a7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38d9e" officeooo:paragraph-rsid="00838d9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8d9e" officeooo:paragraph-rsid="0083425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9420" officeooo:paragraph-rsid="0083425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7a5ee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28fd5" officeooo:paragraph-rsid="00828fd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ab963" officeooo:paragraph-rsid="008ab963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ab963" officeooo:paragraph-rsid="008ab96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34259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34259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4fff9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4259" officeooo:paragraph-rsid="00845a71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5a71" officeooo:paragraph-rsid="00845a71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8c7e" officeooo:paragraph-rsid="00848c7e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fff9" officeooo:paragraph-rsid="0084fff9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8d9e" officeooo:paragraph-rsid="00838d9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38d9e" officeooo:paragraph-rsid="00834259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0321" officeooo:paragraph-rsid="008f0321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7276" officeooo:paragraph-rsid="008f727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8f0321" officeooo:paragraph-rsid="008f0321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8ba758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828fd5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848c7e"/>
    </style:style>
    <style:style style:name="P29" style:family="paragraph" style:parent-style-name="Standard" style:list-style-name="L2">
      <style:paragraph-properties fo:text-align="start" style:justify-single-word="false"/>
      <style:text-properties fo:color="#c9211e" loext:opacity="100%" style:text-line-through-style="none" style:text-line-through-type="none" style:font-name="DejaVu Sans Condensed1" fo:font-size="12pt" fo:font-weight="bold" officeooo:rsid="008d69ec" officeooo:paragraph-rsid="008d69ec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57e8" style:font-weight-asian="bold" style:font-weight-complex="bold"/>
    </style:style>
    <style:style style:name="T3" style:family="text">
      <style:text-properties fo:font-weight="bold" officeooo:rsid="00477cfc" style:font-weight-asian="bold" style:font-weight-complex="bold"/>
    </style:style>
    <style:style style:name="T4" style:family="text">
      <style:text-properties fo:font-weight="bold" officeooo:rsid="00520371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477a52" style:font-weight-asian="bold" style:font-weight-complex="bold"/>
    </style:style>
    <style:style style:name="T7" style:family="text">
      <style:text-properties fo:font-weight="bold" officeooo:rsid="0024d01c" style:font-weight-asian="bold" style:font-weight-complex="bold"/>
    </style:style>
    <style:style style:name="T8" style:family="text">
      <style:text-properties fo:font-weight="bold" officeooo:rsid="0069a034" style:font-weight-asian="bold" style:font-weight-complex="bold"/>
    </style:style>
    <style:style style:name="T9" style:family="text">
      <style:text-properties fo:font-weight="bold" officeooo:rsid="00828fd5" style:font-weight-asian="bold" style:font-weight-complex="bold"/>
    </style:style>
    <style:style style:name="T10" style:family="text">
      <style:text-properties fo:font-weight="bold" officeooo:rsid="008ab963" style:font-weight-asian="bold" style:font-weight-complex="bold"/>
    </style:style>
    <style:style style:name="T11" style:family="text">
      <style:text-properties fo:font-weight="bold" officeooo:rsid="00834259" style:font-weight-asian="bold" style:font-weight-complex="bold"/>
    </style:style>
    <style:style style:name="T12" style:family="text">
      <style:text-properties fo:font-weight="bold" officeooo:rsid="00845a71" style:font-weight-asian="bold" style:font-weight-complex="bold"/>
    </style:style>
    <style:style style:name="T13" style:family="text">
      <style:text-properties fo:font-weight="bold" officeooo:rsid="008f0321" style:font-weight-asian="bold" style:font-weight-complex="bold"/>
    </style:style>
    <style:style style:name="T14" style:family="text">
      <style:text-properties fo:font-weight="normal" officeooo:rsid="0024d01c" style:font-weight-asian="normal" style:font-weight-complex="normal"/>
    </style:style>
    <style:style style:name="T15" style:family="text">
      <style:text-properties officeooo:rsid="00834259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828fd5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8ba75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848c7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83425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828fd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8ba758" style:font-size-asian="12pt" style:font-weight-asian="bold" style:font-size-complex="12pt" style:font-weight-complex="bold"/>
    </style:style>
    <style:style style:name="T22" style:family="text">
      <style:text-properties officeooo:rsid="00845a71"/>
    </style:style>
    <style:style style:name="T23" style:family="text">
      <style:text-properties officeooo:rsid="00848c7e"/>
    </style:style>
    <style:style style:name="T24" style:family="text">
      <style:text-properties officeooo:rsid="008ab963"/>
    </style:style>
    <style:style style:name="T25" style:family="text">
      <style:text-properties officeooo:rsid="008f03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3</text:span><text:span text:style-name="T4">0</text:span><text:span text:style-name="T3">1</text:span><text:span text:style-name="T5"> - </text:span><text:span text:style-name="T6">Flight - </text:span><text:span text:style-name="T8">Takeoff, Landing</text:span></text:p>
      <text:p text:style-name="P2"/>
      <text:p text:style-name="P3">Takeoff</text:p>
      <text:list xml:id="list1222363947" text:style-name="L1">
        <text:list-item>
          <text:p text:style-name="P10"><text:span text:style-name="T7">Flaps</text:span><text:span text:style-name="T14"> ... </text:span><text:span text:style-name="T2">T</text:span><text:span text:style-name="T9">/O</text:span><text:span text:style-name="T14"> (middle position)</text:span></text:p>
        </text:list-item>
        <text:list-item>
          <text:p text:style-name="P11"><text:span text:style-name="T1">NWS</text:span> ... <text:span text:style-name="T1">OFF</text:span><text:span text:style-name="T13"> (important!)</text:span><text:span text:style-name="T15">, steer with differential braking until rudder becomes effective around 45 kts</text:span></text:p>
        </text:list-item>
      </text:list>
      <text:list xml:id="list3254523957" text:style-name="L2">
        <text:list-item>
          <text:list>
            <text:list-item>
              <text:p text:style-name="P29">NWS <text:span text:style-name="T25">will be permanently damaged if it's still on around 70-75 kts.</text:span></text:p>
            </text:list-item>
          </text:list>
        </text:list-item>
      </text:list>
      <text:list xml:id="list194619380410653" text:continue-list="list1222363947" text:style-name="L1">
        <text:list-item>
          <text:p text:style-name="P12">Brakes will hold full throttle</text:p>
        </text:list-item>
        <text:list-item>
          <text:p text:style-name="P26"><text:span text:style-name="T21">If taking off in the rain</text:span><text:span text:style-name="T17">, press and hold </text:span><text:span text:style-name="T21">Engine Relight</text:span><text:span text:style-name="T17"> button (</text:span><text:span text:style-name="T21">Front Thumb Button</text:span><text:span text:style-name="T17">) or engine can lose power due to water ingestion. <text:s/>Release button when airborne.</text:span></text:p>
        </text:list-item>
        <text:list-item>
          <text:p text:style-name="P11">Rotate around <text:span text:style-name="T1">120 kts</text:span><text:span text:style-name="T24"> (faster if heavier)</text:span><text:span text:style-name="T15">, around 7 degrees nose up</text:span><text:span text:style-name="T24">, </text:span><text:span text:style-name="T10">don't over-rotate or risk tailstrike</text:span></text:p>
        </text:list-item>
        <text:list-item>
          <text:p text:style-name="P27"><text:span text:style-name="T20">Gear up</text:span><text:span text:style-name="T16"> before </text:span><text:span text:style-name="T19">175</text:span><text:span text:style-name="T20"> kts</text:span></text:p>
        </text:list-item>
        <text:list-item>
          <text:p text:style-name="P11"><text:span text:style-name="T1">Flaps up</text:span> before <text:span text:style-name="T11">175</text:span><text:span text:style-name="T1"> kts</text:span><text:span text:style-name="T15"> (max speed for full flaps is 150 kts)</text:span></text:p>
        </text:list-item>
        <text:list-item>
          <text:p text:style-name="P14">Climb at <text:span text:style-name="T1">275 kts</text:span></text:p>
        </text:list-item>
      </text:list>
      <text:p text:style-name="P7"/>
      <text:p text:style-name="P5">AOA indicator</text:p>
      <text:list xml:id="list3182401873" text:style-name="L3">
        <text:list-item>
          <text:p text:style-name="P18">0.90 <text:span text:style-name="T23">(mark)<text:tab/></text:span>-- Stall at low altitude in any configuration</text:p>
        </text:list-item>
        <text:list-item>
          <text:p text:style-name="P18">0.85 <text:span text:style-name="T23">(mark)<text:tab/></text:span>-- Stall warning with flaps and gear down</text:p>
        </text:list-item>
        <text:list-item>
          <text:p text:style-name="P19">0.82<text:tab/><text:tab/>-- Stall warning with flaps and gear up at 106 kts</text:p>
        </text:list-item>
        <text:list-item>
          <text:p text:style-name="P19">0.60<text:tab/><text:tab/>-- Final approach with flaps up, or takeoff at 125 kts, or max performance turn</text:p>
        </text:list-item>
        <text:list-item>
          <text:p text:style-name="P18">0.45 <text:span text:style-name="T23">(mark)<text:tab/></text:span>-- <text:span text:style-name="T23">Downwind traffic and base pattern with flaps Up or Half, or landing approach with gear down and flaps Full</text:span></text:p>
          <text:list>
            <text:list-item>
              <text:p text:style-name="P19">Land with AOA 0.43 to 0.47 (mark)</text:p>
            </text:list-item>
          </text:list>
        </text:list-item>
        <text:list-item>
          <text:p text:style-name="P28"><text:span text:style-name="T18">0.42<text:tab/><text:tab/>-- Best glide at 150 kts</text:span></text:p>
        </text:list-item>
        <text:list-item>
          <text:p text:style-name="P19">0.33 (mark)<text:tab/>-- Attitude for landing gear extension, or max endurance</text:p>
        </text:list-item>
        <text:list-item>
          <text:p text:style-name="P19">0.27<text:tab/><text:tab/>-- Traffic pattern at 200 kts</text:p>
        </text:list-item>
        <text:list-item>
          <text:p text:style-name="P19">0.23 (mark)<text:tab/>-- Max range</text:p>
        </text:list-item>
      </text:list>
      <text:p text:style-name="P7"/>
      <text:p text:style-name="P4">Landing</text:p>
      <text:list xml:id="list3905572224" text:style-name="L4">
        <text:list-item>
          <text:p text:style-name="P15">Below <text:span text:style-name="T1">175 kts</text:span>: <text:span text:style-name="T1">Gear down</text:span>, <text:span text:style-name="T1">half flaps</text:span></text:p>
        </text:list-item>
        <text:list-item>
          <text:p text:style-name="P15">Below <text:span text:style-name="T1">150 kts</text:span>: <text:span text:style-name="T1">Full flaps</text:span></text:p>
        </text:list-item>
        <text:list-item>
          <text:p text:style-name="P15"><text:span text:style-name="T1">Airbrake retracted</text:span>, and keep retracted throughout landing</text:p>
        </text:list-item>
        <text:list-item>
          <text:p text:style-name="P15">Recommended to <text:span text:style-name="T1">keep engine RPM at 60% or more</text:span> until landing is assured, to minimize time needed to spool up if go-around is needed</text:p>
        </text:list-item>
        <text:list-item>
          <text:p text:style-name="P15">Pattern speed: 130 kts</text:p>
        </text:list-item>
        <text:list-item>
          <text:p text:style-name="P15">Final approach speed: 115 kts</text:p>
        </text:list-item>
        <text:list-item>
          <text:p text:style-name="P13">Land with <text:span text:style-name="T1">AOA 0.43 to 0.47</text:span> (marked on AOA gauge)</text:p>
        </text:list-item>
        <text:list-item>
          <text:p text:style-name="P15">Threshold speed: 110 kts</text:p>
        </text:list-item>
        <text:list-item>
          <text:p text:style-name="P16"><text:span text:style-name="T1">Cut throttle over threshold</text:span><text:span text:style-name="T22"> and </text:span><text:span text:style-name="T12">flare</text:span><text:span text:style-name="T22"> to touchdown</text:span></text:p>
        </text:list-item>
      </text:list>
      <text:list xml:id="list1784948608" text:style-name="L5">
        <text:list-item>
          <text:list>
            <text:list-item>
              <text:p text:style-name="P20">Vertical speed: max 720 fpm at 4000 kg or 460 fpm at 5900 kg (max gross)</text:p>
            </text:list-item>
          </text:list>
        </text:list-item>
      </text:list>
      <text:list xml:id="list194618937577549" text:continue-list="list3905572224" text:style-name="L4">
        <text:list-item>
          <text:p text:style-name="P17">Touchdown speed: 95-100 kts, faster if heavier</text:p>
        </text:list-item>
      </text:list>
      <text:p text:style-name="P8"/>
      <text:p text:style-name="P25">ILS landing</text:p>
      <text:list xml:id="list3065714409" text:style-name="L7">
        <text:list-item>
          <text:p text:style-name="P23">Tune <text:span text:style-name="T1">VOR ILS receiver</text:span> to ILS frequency (right console) and set <text:span text:style-name="T1">PWR</text:span> on.</text:p>
        </text:list-item>
        <text:list-item>
          <text:p text:style-name="P23">Press <text:span text:style-name="T1">VOR</text:span> button on navigation source control panel (instrument panel right of HSI).</text:p>
        </text:list-item>
        <text:list-item>
          <text:p text:style-name="P23">Set <text:span text:style-name="T1">course</text:span> on HSI to runway's <text:span text:style-name="T1">true heading</text:span> (not magnetic).</text:p>
        </text:list-item>
        <text:list-item>
          <text:p text:style-name="P23"><text:span text:style-name="T1">HSI</text:span> will show <text:span text:style-name="T1">course deviation</text:span> from runway, <text:span text:style-name="T1">ADI</text:span> (artificial horizon) will show <text:span text:style-name="T1">deviation from glideslope</text:span> with small white caret on left side of instrument (if caret is high, you're below glideslope, and vice versa).</text:p>
          <text:list>
            <text:list-item>
              <text:p text:style-name="P24">If the caret on the ADI remains stuck at the top, and a red flag is showing on the left side of the ADI, even when the ILS is tuned correctly, it means the ILS is not active at the airport. <text:s/>For ILS to be active, there must at least be some wind down the runway (there might be other conditions too).</text:p>
            </text:list-item>
          </text:list>
        </text:list-item>
      </text:list>
      <text:p text:style-name="P8"/>
      <text:p text:style-name="P6">Engine restart</text:p>
      <text:list xml:id="list2130930416" text:style-name="L6">
        <text:list-item>
          <text:p text:style-name="P21">Throttle to idle</text:p>
        </text:list-item>
        <text:list-item>
          <text:p text:style-name="P21">Relight button <text:span text:style-name="T24">(Front Thumb Button) </text:span>... Press and hold for 30 secs or until RPM reaches 40%</text:p>
        </text:list-item>
        <text:list-item>
          <text:p text:style-name="P21">Throttle up</text:p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7H8M4S</meta:editing-duration>
    <meta:editing-cycles>107</meta:editing-cycles>
    <meta:generator>LibreOffice/7.0.3.1$Windows_X86_64 LibreOffice_project/d7547858d014d4cf69878db179d326fc3483e082</meta:generator>
    <dc:date>2022-10-31T19:46:18.372000000</dc:date>
    <meta:document-statistic meta:table-count="0" meta:image-count="0" meta:object-count="0" meta:page-count="1" meta:paragraph-count="44" meta:word-count="514" meta:character-count="2691" meta:non-whitespace-character-count="2253"/>
  </office:meta>
</office:document-meta>
</file>